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585cm" fo:margin-top="0cm" fo:margin-bottom="0cm" table:align="center" style:writing-mode="lr-tb"/>
    </style:style>
    <style:style style:name="Таблица1.A" style:family="table-column">
      <style:table-column-properties style:column-width="4.292cm"/>
    </style:style>
    <style:style style:name="Таблица1.B" style:family="table-column">
      <style:table-column-properties style:column-width="4.293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73cm" fo:keep-together="auto"/>
    </style:style>
    <style:style style:name="Таблица2" style:family="table">
      <style:table-properties style:width="11.028cm" fo:margin-left="0.217cm" fo:margin-top="0cm" fo:margin-bottom="0cm" table:align="left" style:writing-mode="lr-tb"/>
    </style:style>
    <style:style style:name="Таблица2.A" style:family="table-column">
      <style:table-column-properties style:column-width="0.623cm"/>
    </style:style>
    <style:style style:name="Таблица2.B" style:family="table-column">
      <style:table-column-properties style:column-width="0.704cm"/>
    </style:style>
    <style:style style:name="Таблица2.C" style:family="table-column">
      <style:table-column-properties style:column-width="0.691cm"/>
    </style:style>
    <style:style style:name="Таблица2.F" style:family="table-column">
      <style:table-column-properties style:column-width="0.697cm"/>
    </style:style>
    <style:style style:name="Таблица2.H" style:family="table-column">
      <style:table-column-properties style:column-width="0.688cm"/>
    </style:style>
    <style:style style:name="Таблица2.I" style:family="table-column">
      <style:table-column-properties style:column-width="0.695cm"/>
    </style:style>
    <style:style style:name="Таблица2.J" style:family="table-column">
      <style:table-column-properties style:column-width="0.7cm"/>
    </style:style>
    <style:style style:name="Таблица2.P" style:family="table-column">
      <style:table-column-properties style:column-width="0.69cm"/>
    </style:style>
    <style:style style:name="Таблица2.1" style:family="table-row">
      <style:table-row-properties style:min-row-height="0.601cm" fo:keep-together="auto"/>
    </style:style>
    <style:style style:name="Таблица2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2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2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3" style:family="table">
      <style:table-properties style:width="11.091cm" fo:margin-left="0.217cm" fo:margin-top="0cm" fo:margin-bottom="0cm" table:align="left" style:writing-mode="lr-tb"/>
    </style:style>
    <style:style style:name="Таблица3.A" style:family="table-column">
      <style:table-column-properties style:column-width="0.695cm"/>
    </style:style>
    <style:style style:name="Таблица3.B" style:family="table-column">
      <style:table-column-properties style:column-width="0.693cm"/>
    </style:style>
    <style:style style:name="Таблица3.D" style:family="table-column">
      <style:table-column-properties style:column-width="0.691cm"/>
    </style:style>
    <style:style style:name="Таблица3.E" style:family="table-column">
      <style:table-column-properties style:column-width="0.699cm"/>
    </style:style>
    <style:style style:name="Таблица3.F" style:family="table-column">
      <style:table-column-properties style:column-width="0.69cm"/>
    </style:style>
    <style:style style:name="Таблица3.I" style:family="table-column">
      <style:table-column-properties style:column-width="0.7cm"/>
    </style:style>
    <style:style style:name="Таблица3.P" style:family="table-column">
      <style:table-column-properties style:column-width="0.688cm"/>
    </style:style>
    <style:style style:name="Таблица3.1" style:family="table-row">
      <style:table-row-properties style:min-row-height="0.603cm" fo:keep-together="auto"/>
    </style:style>
    <style:style style:name="Таблица3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3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3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4" style:family="table">
      <style:table-properties style:width="11.028cm" fo:margin-left="0.217cm" fo:margin-top="0cm" fo:margin-bottom="0cm" table:align="left" style:writing-mode="lr-tb"/>
    </style:style>
    <style:style style:name="Таблица4.A" style:family="table-column">
      <style:table-column-properties style:column-width="0.623cm"/>
    </style:style>
    <style:style style:name="Таблица4.B" style:family="table-column">
      <style:table-column-properties style:column-width="0.704cm"/>
    </style:style>
    <style:style style:name="Таблица4.C" style:family="table-column">
      <style:table-column-properties style:column-width="0.691cm"/>
    </style:style>
    <style:style style:name="Таблица4.F" style:family="table-column">
      <style:table-column-properties style:column-width="0.697cm"/>
    </style:style>
    <style:style style:name="Таблица4.H" style:family="table-column">
      <style:table-column-properties style:column-width="0.688cm"/>
    </style:style>
    <style:style style:name="Таблица4.P" style:family="table-column">
      <style:table-column-properties style:column-width="0.69cm"/>
    </style:style>
    <style:style style:name="Таблица4.1" style:family="table-row">
      <style:table-row-properties style:min-row-height="0.601cm" fo:keep-together="auto"/>
    </style:style>
    <style:style style:name="Таблица4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4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4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4.H1" style:family="table-cell">
      <style:table-cell-properties fo:padding-left="0.009cm" fo:padding-right="0.039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4.I1" style:family="table-cell">
      <style:table-cell-properties fo:padding-left="0.009cm" fo:padding-right="0.039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5" style:family="table">
      <style:table-properties style:width="10.998cm" fo:margin-left="0.217cm" fo:margin-top="0cm" fo:margin-bottom="0cm" table:align="left" style:writing-mode="lr-tb"/>
    </style:style>
    <style:style style:name="Таблица5.A" style:family="table-column">
      <style:table-column-properties style:column-width="0.623cm"/>
    </style:style>
    <style:style style:name="Таблица5.B" style:family="table-column">
      <style:table-column-properties style:column-width="0.704cm"/>
    </style:style>
    <style:style style:name="Таблица5.C" style:family="table-column">
      <style:table-column-properties style:column-width="0.691cm"/>
    </style:style>
    <style:style style:name="Таблица5.F" style:family="table-column">
      <style:table-column-properties style:column-width="0.697cm"/>
    </style:style>
    <style:style style:name="Таблица5.H" style:family="table-column">
      <style:table-column-properties style:column-width="0.688cm"/>
    </style:style>
    <style:style style:name="Таблица5.P" style:family="table-column">
      <style:table-column-properties style:column-width="0.663cm"/>
    </style:style>
    <style:style style:name="Таблица5.1" style:family="table-row">
      <style:table-row-properties style:min-row-height="0.601cm" fo:keep-together="auto"/>
    </style:style>
    <style:style style:name="Таблица5.A1" style:family="table-cell">
      <style:table-cell-properties fo:padding-left="0.009cm" fo:padding-right="0.039cm" fo:padding-top="0cm" fo:padding-bottom="0cm" fo:border-left="0.5pt solid #000000" fo:border-right="2.25pt solid #000000" fo:border-top="0.5pt solid #000000" fo:border-bottom="0.5pt solid #000000" style:writing-mode="lr-tb"/>
    </style:style>
    <style:style style:name="Таблица5.B1" style:family="table-cell">
      <style:table-cell-properties fo:padding-left="0.009cm" fo:padding-right="0.039cm" fo:padding-top="0cm" fo:padding-bottom="0cm" fo:border-left="2.25pt solid #000000" fo:border-right="0.5pt solid #000000" fo:border-top="0.5pt solid #000000" fo:border-bottom="0.5pt solid #000000" style:writing-mode="lr-tb"/>
    </style:style>
    <style:style style:name="Таблица5.C1" style:family="table-cell">
      <style:table-cell-properties fo:padding-left="0.009cm" fo:padding-right="0.039cm" fo:padding-top="0cm" fo:padding-bottom="0cm" fo:border="0.5pt solid #000000" style:writing-mode="lr-tb"/>
    </style:style>
    <style:style style:name="Таблица5.H1" style:family="table-cell">
      <style:table-cell-properties fo:padding-left="0.009cm" fo:padding-right="0.039cm" fo:padding-top="0cm" fo:padding-bottom="0cm" fo:border-left="0.5pt solid #000000" fo:border-right="0.75pt solid #000000" fo:border-top="0.5pt solid #000000" fo:border-bottom="0.5pt solid #000000" style:writing-mode="lr-tb"/>
    </style:style>
    <style:style style:name="Таблица5.I1" style:family="table-cell">
      <style:table-cell-properties fo:padding-left="0.009cm" fo:padding-right="0.039cm" fo:padding-top="0cm" fo:padding-bottom="0cm" fo:border-left="0.75pt solid #000000" fo:border-right="2.25pt solid #000000" fo:border-top="0.75pt solid #000000" fo:border-bottom="0.75pt solid #000000" style:writing-mode="lr-tb"/>
    </style:style>
    <style:style style:name="Таблица6" style:family="table">
      <style:table-properties style:width="13.801cm" table:align="left"/>
    </style:style>
    <style:style style:name="Таблица6.A" style:family="table-column">
      <style:table-column-properties style:column-width="2.295cm"/>
    </style:style>
    <style:style style:name="Таблица6.B" style:family="table-column">
      <style:table-column-properties style:column-width="3.889cm"/>
    </style:style>
    <style:style style:name="Таблица6.C" style:family="table-column">
      <style:table-column-properties style:column-width="3.708cm"/>
    </style:style>
    <style:style style:name="Таблица6.D" style:family="table-column">
      <style:table-column-properties style:column-width="3.909cm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3.409cm" table:align="left"/>
    </style:style>
    <style:style style:name="Таблица7.A" style:family="table-column">
      <style:table-column-properties style:column-width="2.295cm"/>
    </style:style>
    <style:style style:name="Таблица7.B" style:family="table-column">
      <style:table-column-properties style:column-width="3.889cm"/>
    </style:style>
    <style:style style:name="Таблица7.C" style:family="table-column">
      <style:table-column-properties style:column-width="3.708cm"/>
    </style:style>
    <style:style style:name="Таблица7.D" style:family="table-column">
      <style:table-column-properties style:column-width="3.517cm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D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font-size="16pt" officeooo:paragraph-rsid="00126c05" style:font-size-asian="16pt" style:font-size-complex="16pt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fo:font-style="italic" fo:font-weight="bold" officeooo:paragraph-rsid="00126c05" style:letter-kerning="false" style:font-style-asian="italic" style:font-weight-asian="bold" style:language-complex="ar" style:country-complex="SA" style:font-style-complex="italic" style:font-weight-complex="bold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0126c05" officeooo:paragraph-rsid="00126c05" style:letter-kerning="false" style:language-complex="ar" style:country-complex="SA"/>
    </style:style>
    <style:style style:name="P4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rsid="00044d4e" officeooo:paragraph-rsid="00126c05" style:font-size-asian="16pt" style:font-name-complex="Calibri" style:font-size-complex="16pt"/>
    </style:style>
    <style:style style:name="P5" style:family="paragraph" style:parent-style-name="Standard" style:list-style-name="">
      <style:paragraph-properties fo:margin-top="0.494cm" fo:margin-bottom="0.494cm" style:contextual-spacing="false" fo:text-align="center" style:justify-single-word="false"/>
      <style:text-properties fo:color="#000000" loext:opacity="100%" fo:font-size="16pt" officeooo:paragraph-rsid="00126c05" style:font-size-asian="16pt" style:font-name-complex="Calibri" style:font-size-complex="16pt"/>
    </style:style>
    <style:style style:name="P6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293ca" officeooo:paragraph-rsid="001387e6" style:font-size-asian="14pt" style:font-name-complex="Calibri" style:font-size-complex="14pt"/>
    </style:style>
    <style:style style:name="P7" style:family="paragraph" style:parent-style-name="Standard" style:list-style-name="">
      <style:paragraph-properties fo:margin-left="1.901cm" fo:margin-right="0cm" fo:margin-top="0cm" fo:margin-bottom="0cm" style:contextual-spacing="false" style:line-height-at-least="0.499cm" fo:text-align="justify" style:justify-single-word="false" fo:text-indent="-1.901cm" style:auto-text-indent="false"/>
      <style:text-properties fo:color="#000000" loext:opacity="100%" style:text-position="0% 100%" fo:font-size="14pt" fo:language="en" fo:country="US" officeooo:rsid="001293ca" officeooo:paragraph-rsid="001387e6" style:font-size-asian="14pt" style:font-name-complex="Calibri" style:font-size-complex="14pt"/>
    </style:style>
    <style:style style:name="P8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293ca" officeooo:paragraph-rsid="00141d75" style:font-size-asian="14pt" style:font-name-complex="Calibri" style:font-size-complex="14pt"/>
    </style:style>
    <style:style style:name="P9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293ca" officeooo:paragraph-rsid="0016e4a7" style:font-size-asian="14pt" style:font-name-complex="Calibri" style:font-size-complex="14pt"/>
    </style:style>
    <style:style style:name="P10" style:family="paragraph" style:parent-style-name="Standard">
      <style:paragraph-properties fo:margin-left="1.901cm" fo:margin-right="0cm" fo:text-align="justify" style:justify-single-word="false" fo:text-indent="-1.901cm" style:auto-text-indent="false" fo:break-before="page"/>
      <style:text-properties fo:color="#000000" loext:opacity="100%" style:text-position="0% 100%" fo:font-size="14pt" fo:language="en" fo:country="US" officeooo:rsid="001293ca" officeooo:paragraph-rsid="001387e6" style:font-size-asian="14pt" style:font-name-complex="Calibri" style:font-size-complex="14pt"/>
    </style:style>
    <style:style style:name="P11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4fcb2" officeooo:paragraph-rsid="0014fcb2" style:font-size-asian="14pt" style:font-name-complex="Calibri" style:font-size-complex="14pt"/>
    </style:style>
    <style:style style:name="P12" style:family="paragraph" style:parent-style-name="Standard" style:list-style-name="">
      <style:paragraph-properties fo:margin-left="1.901cm" fo:margin-right="0cm" fo:margin-top="0cm" fo:margin-bottom="0cm" style:contextual-spacing="false" style:line-height-at-least="0.499cm" fo:text-align="justify" style:justify-single-word="false" fo:text-indent="-1.901cm" style:auto-text-indent="false"/>
      <style:text-properties fo:color="#000000" loext:opacity="100%" style:text-position="0% 100%" fo:font-size="14pt" fo:language="en" fo:country="US" officeooo:rsid="0014fcb2" officeooo:paragraph-rsid="0016e4a7" style:font-size-asian="14pt" style:font-name-complex="Calibri" style:font-size-complex="14pt"/>
    </style:style>
    <style:style style:name="P13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4fcb2" officeooo:paragraph-rsid="0016e4a7" style:font-size-asian="14pt" style:font-name-complex="Calibri" style:font-size-complex="14pt"/>
    </style:style>
    <style:style style:name="P14" style:family="paragraph" style:parent-style-name="Standard" style:list-style-name="">
      <style:paragraph-properties fo:margin-top="0cm" fo:margin-bottom="0cm" style:contextual-spacing="false" style:line-height-at-least="0.499cm" fo:text-align="justify" style:justify-single-word="false"/>
      <style:text-properties fo:color="#000000" loext:opacity="100%" style:text-position="0% 100%" fo:font-size="14pt" fo:language="en" fo:country="US" officeooo:rsid="0016e4a7" officeooo:paragraph-rsid="0016e4a7" style:font-size-asian="14pt" style:font-name-complex="Calibri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126c05" style:font-size-asian="16pt" style:font-weight-asian="bold" style:font-name-complex="Calibri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paragraph-rsid="00126c05" style:font-size-asian="16pt" style:font-weight-asian="normal" style:font-name-complex="Calibri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126c05"/>
    </style:style>
    <style:style style:name="P18" style:family="paragraph" style:parent-style-name="Standard">
      <style:paragraph-properties fo:orphans="0" fo:widows="0"/>
      <style:text-properties fo:font-size="14pt" fo:font-style="italic" officeooo:paragraph-rsid="001387e6" style:font-size-asian="14pt" style:language-asian="en" style:country-asian="US" style:font-style-asian="italic" style:font-size-complex="14pt"/>
    </style:style>
    <style:style style:name="P19" style:family="paragraph" style:parent-style-name="Standard">
      <style:paragraph-properties fo:margin-left="1.901cm" fo:margin-right="0cm" fo:text-align="justify" style:justify-single-word="false" fo:text-indent="-1.901cm" style:auto-text-indent="false"/>
      <style:text-properties fo:font-size="14pt" fo:language="en" fo:country="US" officeooo:paragraph-rsid="001387e6" style:font-size-asian="14pt" style:font-size-complex="14pt"/>
    </style:style>
    <style:style style:name="P20" style:family="paragraph" style:parent-style-name="Standard">
      <style:paragraph-properties fo:margin-left="1.901cm" fo:margin-right="0cm" fo:text-align="justify" style:justify-single-word="false" fo:text-indent="-1.901cm" style:auto-text-indent="false"/>
      <style:text-properties fo:font-size="14pt" fo:language="en" fo:country="US" officeooo:paragraph-rsid="0016e4a7" style:font-size-asian="14pt" style:font-size-complex="14pt"/>
    </style:style>
    <style:style style:name="P21" style:family="paragraph" style:parent-style-name="Standard" style:list-style-name="WWNum42">
      <style:paragraph-properties fo:margin-top="0.413cm" fo:margin-bottom="0cm" style:contextual-spacing="false" fo:orphans="0" fo:widows="0">
        <style:tab-stops>
          <style:tab-stop style:position="0.684cm"/>
        </style:tab-stops>
      </style:paragraph-properties>
      <style:text-properties officeooo:paragraph-rsid="001387e6"/>
    </style:style>
    <style:style style:name="P22" style:family="paragraph" style:parent-style-name="Standard">
      <style:paragraph-properties fo:margin-left="0.191cm" fo:margin-right="0cm" fo:orphans="0" fo:widows="0" fo:text-indent="0cm" style:auto-text-indent="false"/>
      <style:text-properties officeooo:paragraph-rsid="001387e6"/>
    </style:style>
    <style:style style:name="P23" style:family="paragraph" style:parent-style-name="Standard">
      <style:paragraph-properties fo:margin-left="0.191cm" fo:margin-right="0cm" fo:margin-top="0.175cm" fo:margin-bottom="0cm" style:contextual-spacing="false" fo:orphans="0" fo:widows="0" fo:text-indent="0cm" style:auto-text-indent="false"/>
      <style:text-properties officeooo:paragraph-rsid="001387e6"/>
    </style:style>
    <style:style style:name="P24" style:family="paragraph" style:parent-style-name="Standard">
      <style:paragraph-properties fo:orphans="0" fo:widows="0"/>
      <style:text-properties fo:font-size="10pt" officeooo:paragraph-rsid="001387e6" style:font-size-asian="10pt" style:language-asian="en" style:country-asian="US" style:font-size-complex="14pt"/>
    </style:style>
    <style:style style:name="P25" style:family="paragraph" style:parent-style-name="Standard">
      <style:paragraph-properties fo:margin-top="0.014cm" fo:margin-bottom="0cm" style:contextual-spacing="false" fo:orphans="0" fo:widows="0"/>
      <style:text-properties fo:font-size="10pt" officeooo:paragraph-rsid="001387e6" style:font-size-asian="10pt" style:language-asian="en" style:country-asian="US" style:font-size-complex="14pt"/>
    </style:style>
    <style:style style:name="P26" style:family="paragraph" style:parent-style-name="Standard">
      <style:paragraph-properties fo:margin-top="0.011cm" fo:margin-bottom="0cm" style:contextual-spacing="false" fo:orphans="0" fo:widows="0"/>
      <style:text-properties fo:font-size="10pt" officeooo:paragraph-rsid="001387e6" style:font-size-asian="10pt" style:language-asian="en" style:country-asian="US" style:font-size-complex="14pt"/>
    </style:style>
    <style:style style:name="P27" style:family="paragraph" style:parent-style-name="Standard">
      <style:paragraph-properties fo:margin-left="0.189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28" style:family="paragraph" style:parent-style-name="Standard">
      <style:paragraph-properties fo:margin-left="0.201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29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0" style:family="paragraph" style:parent-style-name="Standard">
      <style:paragraph-properties fo:margin-left="0.194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1" style:family="paragraph" style:parent-style-name="Standard">
      <style:paragraph-properties fo:margin-left="0.228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2" style:family="paragraph" style:parent-style-name="Standard">
      <style:paragraph-properties fo:margin-left="0.19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3" style:family="paragraph" style:parent-style-name="Standard">
      <style:paragraph-properties fo:margin-left="0.189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4" style:family="paragraph" style:parent-style-name="Standard">
      <style:paragraph-properties fo:margin-left="0.201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5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6" style:family="paragraph" style:parent-style-name="Standard">
      <style:paragraph-properties fo:margin-left="0.199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7" style:family="paragraph" style:parent-style-name="Standard">
      <style:paragraph-properties fo:margin-left="0.228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paragraph-rsid="001387e6" style:letter-kerning="false" style:language-complex="ar" style:country-complex="SA"/>
    </style:style>
    <style:style style:name="P38" style:family="paragraph" style:parent-style-name="Standard">
      <style:paragraph-properties fo:margin-left="0.22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rsid="001387e6" officeooo:paragraph-rsid="001387e6" style:letter-kerning="false" style:language-complex="ar" style:country-complex="SA"/>
    </style:style>
    <style:style style:name="P39" style:family="paragraph" style:parent-style-name="Standard">
      <style:paragraph-properties fo:margin-left="0.228cm" fo:margin-right="0cm" fo:margin-top="0.002cm" fo:margin-bottom="0cm" style:contextual-spacing="false" fo:line-height="0.564cm" fo:text-align="start" style:justify-single-word="false" fo:orphans="0" fo:widows="0" fo:text-indent="0cm" style:auto-text-indent="false"/>
      <style:text-properties fo:language="en" fo:country="US" officeooo:rsid="001387e6" officeooo:paragraph-rsid="001387e6" style:letter-kerning="false" style:language-complex="ar" style:country-complex="SA"/>
    </style:style>
    <style:style style:name="P40" style:family="paragraph" style:parent-style-name="Standard">
      <style:paragraph-properties fo:margin-left="0.22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rsid="001387e6" officeooo:paragraph-rsid="001387e6" style:letter-kerning="false" style:language-complex="ar" style:country-complex="SA"/>
    </style:style>
    <style:style style:name="P41" style:family="paragraph" style:parent-style-name="Standard">
      <style:paragraph-properties fo:margin-left="0.228cm" fo:margin-right="0cm" fo:margin-top="0.005cm" fo:margin-bottom="0cm" style:contextual-spacing="false" fo:line-height="0.561cm" fo:text-align="start" style:justify-single-word="false" fo:orphans="0" fo:widows="0" fo:text-indent="0cm" style:auto-text-indent="false"/>
      <style:text-properties fo:language="en" fo:country="US" officeooo:rsid="001387e6" officeooo:paragraph-rsid="001387e6" style:letter-kerning="false" style:language-complex="ar" style:country-complex="SA"/>
    </style:style>
    <style:style style:name="P42" style:family="paragraph" style:parent-style-name="Standard">
      <style:paragraph-properties fo:margin-top="0.012cm" fo:margin-bottom="0cm" style:contextual-spacing="false" fo:orphans="0" fo:widows="0"/>
      <style:text-properties fo:font-size="11.5pt" officeooo:paragraph-rsid="001387e6" style:font-size-asian="11.5pt" style:language-asian="en" style:country-asian="US" style:font-size-complex="14pt"/>
    </style:style>
    <style:style style:name="P43" style:family="paragraph" style:parent-style-name="Standard">
      <style:paragraph-properties fo:margin-top="0.005cm" fo:margin-bottom="0cm" style:contextual-spacing="false" fo:orphans="0" fo:widows="0"/>
      <style:text-properties fo:font-size="6pt" officeooo:paragraph-rsid="001387e6" style:font-size-asian="6pt" style:language-asian="en" style:country-asian="US" style:font-size-complex="14pt"/>
    </style:style>
    <style:style style:name="P44" style:family="paragraph" style:parent-style-name="Standard">
      <style:paragraph-properties fo:margin-top="0.007cm" fo:margin-bottom="0cm" style:contextual-spacing="false" fo:orphans="0" fo:widows="0"/>
      <style:text-properties fo:font-size="15.5pt" officeooo:rsid="001387e6" officeooo:paragraph-rsid="001387e6" style:font-size-asian="15.5pt" style:language-asian="en" style:country-asian="US" style:font-size-complex="14pt"/>
    </style:style>
    <style:style style:name="P45" style:family="paragraph" style:parent-style-name="Standard">
      <style:paragraph-properties fo:margin-left="1.901cm" fo:margin-right="0cm" fo:text-align="justify" style:justify-single-word="false" fo:text-indent="-1.901cm" style:auto-text-indent="false"/>
      <style:text-properties officeooo:paragraph-rsid="001387e6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1387e6"/>
    </style:style>
    <style:style style:name="P4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/>
      <style:text-properties officeooo:paragraph-rsid="001387e6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387e6"/>
    </style:style>
    <style:style style:name="P49" style:family="paragraph" style:parent-style-name="Standard">
      <style:paragraph-properties fo:text-align="justify" style:justify-single-word="false"/>
      <style:text-properties officeooo:paragraph-rsid="0014fcb2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e4a7"/>
    </style:style>
    <style:style style:name="P51" style:family="paragraph" style:parent-style-name="Standard">
      <style:paragraph-properties fo:margin-left="1.901cm" fo:margin-right="0cm" fo:text-align="justify" style:justify-single-word="false" fo:text-indent="-1.901cm" style:auto-text-indent="false"/>
      <style:text-properties officeooo:paragraph-rsid="0016e4a7"/>
    </style:style>
    <style:style style:name="P52" style:family="paragraph" style:parent-style-name="Standard">
      <style:paragraph-properties fo:text-align="justify" style:justify-single-word="false"/>
      <style:text-properties officeooo:paragraph-rsid="0016e4a7"/>
    </style:style>
    <style:style style:name="P53" style:family="paragraph" style:parent-style-name="Table_20_Contents">
      <style:paragraph-properties fo:text-align="justify" style:justify-single-word="false"/>
      <style:text-properties fo:font-size="14pt" officeooo:rsid="001387e6" officeooo:paragraph-rsid="001387e6" style:font-size-asian="14pt" style:font-name-complex="Calibri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1387e6" officeooo:paragraph-rsid="001387e6" style:font-size-asian="14pt" style:font-name-complex="Calibri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1387e6" officeooo:paragraph-rsid="00141d75" style:font-size-asian="14pt" style:font-name-complex="Calibri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style:font-size-asian="14pt" style:font-name-complex="Calibri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paragraph-rsid="001387e6" style:font-size-asian="14pt" style:font-name-complex="Calibri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paragraph-rsid="00141d75" style:font-size-asian="14pt" style:font-name-complex="Calibri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rsid="00141d75" officeooo:paragraph-rsid="00141d75" style:font-size-asian="14pt" style:font-name-complex="Calibri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14fcb2" officeooo:paragraph-rsid="0014fcb2" style:font-size-asian="14pt" style:font-name-complex="Calibri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14fcb2" officeooo:paragraph-rsid="0014fcb2" style:font-size-asian="14pt" style:font-name-complex="Calibri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font-size="14pt" officeooo:rsid="0016e4a7" officeooo:paragraph-rsid="0016e4a7" style:font-size-asian="14pt" style:font-name-complex="Calibri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text-position="0% 100%" fo:font-size="14pt" officeooo:rsid="001387e6" officeooo:paragraph-rsid="001387e6" style:font-size-asian="14pt" style:font-name-complex="Calibri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text-position="0% 100%" fo:font-size="14pt" officeooo:rsid="001387e6" officeooo:paragraph-rsid="00141d75" style:font-size-asian="14pt" style:font-name-complex="Calibri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text-position="0% 100%" fo:font-size="14pt" fo:font-weight="normal" officeooo:rsid="001387e6" officeooo:paragraph-rsid="001387e6" style:font-size-asian="14pt" style:font-weight-asian="normal" style:font-name-complex="Calibri" style:font-size-complex="14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text-position="0% 100%" fo:font-size="14pt" fo:font-weight="normal" officeooo:rsid="001387e6" officeooo:paragraph-rsid="00141d75" style:font-size-asian="14pt" style:font-weight-asian="normal" style:font-name-complex="Calibri" style:font-size-complex="14pt" style:font-weight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fo:font-size="14pt" officeooo:rsid="00141d75" officeooo:paragraph-rsid="00141d75" style:font-size-asian="14pt" style:font-name-complex="Calibri" style:font-size-complex="14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fo:font-size="14pt" officeooo:rsid="0014fcb2" officeooo:paragraph-rsid="0014fcb2" style:font-size-asian="14pt" style:font-name-complex="Calibri" style:font-size-complex="14pt"/>
    </style:style>
    <style:style style:name="T1" style:family="text">
      <style:text-properties fo:font-size="16pt" style:font-size-asian="16pt" style:font-name-complex="Calibri" style:font-size-complex="16pt"/>
    </style:style>
    <style:style style:name="T2" style:family="text">
      <style:text-properties fo:font-size="16pt" officeooo:rsid="00044d4e" style:font-size-asian="16pt" style:font-name-complex="Calibri" style:font-size-complex="16pt"/>
    </style:style>
    <style:style style:name="T3" style:family="text">
      <style:text-properties fo:font-size="16pt" officeooo:rsid="00126c05" style:font-size-asian="16pt" style:font-name-complex="Calibri" style:font-size-complex="16pt"/>
    </style:style>
    <style:style style:name="T4" style:family="text">
      <style:text-properties fo:font-size="16pt" fo:language="en" fo:country="US" style:font-size-asian="16pt" style:font-name-complex="Calibri" style:font-size-complex="16pt"/>
    </style:style>
    <style:style style:name="T5" style:family="text">
      <style:text-properties officeooo:rsid="00044d4e"/>
    </style:style>
    <style:style style:name="T6" style:family="text">
      <style:text-properties officeooo:rsid="00126c05"/>
    </style:style>
    <style:style style:name="T7" style:family="text">
      <style:text-properties style:text-position="sub 58%"/>
    </style:style>
    <style:style style:name="T8" style:family="text">
      <style:text-properties style:text-position="sub 58%" fo:font-size="14pt" style:font-size-asian="14pt" style:language-asian="en" style:country-asian="US" style:font-size-complex="14pt"/>
    </style:style>
    <style:style style:name="T9" style:family="text">
      <style:text-properties style:text-position="sub 58%" fo:font-size="14pt" fo:language="fr" fo:country="FR" fo:font-style="italic" style:font-size-asian="14pt" style:font-style-asian="italic" style:font-size-complex="14pt"/>
    </style:style>
    <style:style style:name="T10" style:family="text">
      <style:text-properties style:text-position="sub 58%"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11" style:family="text">
      <style:text-properties style:text-position="sub 58%"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style:text-position="sub 58%" fo:font-size="14pt" fo:language="en" fo:country="US" fo:font-style="italic" fo:font-weight="bold" style:font-size-asian="14pt" style:font-style-asian="italic" style:font-weight-asian="bold" style:font-size-complex="14pt" style:font-weight-complex="bold"/>
    </style:style>
    <style:style style:name="T13" style:family="text">
      <style:text-properties style:text-position="sub 58%" fo:font-size="14pt" fo:language="en" fo:country="US" fo:font-style="italic" style:font-size-asian="14pt" style:font-style-asian="italic" style:font-size-complex="14pt"/>
    </style:style>
    <style:style style:name="T14" style:family="text">
      <style:text-properties style:text-position="sub 58%" fo:font-style="italic" style:font-style-asian="italic"/>
    </style:style>
    <style:style style:name="T15" style:family="text">
      <style:text-properties style:text-position="sub 58%" officeooo:rsid="001387e6"/>
    </style:style>
    <style:style style:name="T16" style:family="text">
      <style:text-properties style:text-position="sub 58%" officeooo:rsid="0014fcb2"/>
    </style:style>
    <style:style style:name="T17" style:family="text">
      <style:text-properties style:text-position="sub 58%" officeooo:rsid="0016e4a7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ize="14pt" style:font-size-asian="14pt" style:language-asian="en" style:country-asian="US" style:font-size-complex="14pt"/>
    </style:style>
    <style:style style:name="T20" style:family="text">
      <style:text-properties style:text-position="super 58%" fo:font-size="14pt" fo:language="en" fo:country="US" style:font-size-asian="14pt" style:language-asian="en" style:country-asian="US" style:font-size-complex="14pt"/>
    </style:style>
    <style:style style:name="T21" style:family="text">
      <style:text-properties style:text-position="super 58%" officeooo:rsid="0016e4a7"/>
    </style:style>
    <style:style style:name="T22" style:family="text">
      <style:text-properties fo:font-size="14pt" fo:font-style="italic" style:font-size-asian="14pt" style:language-asian="en" style:country-asian="US" style:font-style-asian="italic" style:font-size-complex="14pt"/>
    </style:style>
    <style:style style:name="T23" style:family="text">
      <style:text-properties fo:font-size="14pt" fo:font-style="italic" style:font-size-asian="14pt" style:language-asian="en" style:country-asian="US" style:font-style-asian="italic" style:font-size-complex="11pt"/>
    </style:style>
    <style:style style:name="T24" style:family="text">
      <style:text-properties fo:font-size="14pt" fo:font-style="italic" style:font-size-asian="14pt" style:font-style-asian="italic" style:font-size-complex="14pt"/>
    </style:style>
    <style:style style:name="T25" style:family="text">
      <style:text-properties fo:font-size="14pt" fo:letter-spacing="-0.002cm" fo:font-style="italic" style:font-size-asian="14pt" style:language-asian="en" style:country-asian="US" style:font-style-asian="italic" style:font-size-complex="14pt"/>
    </style:style>
    <style:style style:name="T26" style:family="text">
      <style:text-properties fo:font-size="14pt" fo:letter-spacing="-0.002cm" style:font-size-asian="14pt" style:language-asian="en" style:country-asian="US" style:font-size-complex="14pt"/>
    </style:style>
    <style:style style:name="T27" style:family="text">
      <style:text-properties fo:font-size="14pt" style:font-size-asian="14pt" style:language-asian="en" style:country-asian="US" style:font-size-complex="14pt"/>
    </style:style>
    <style:style style:name="T28" style:family="text">
      <style:text-properties fo:font-size="14pt" officeooo:rsid="001387e6" style:font-size-asian="14pt" style:language-asian="en" style:country-asian="US" style:font-size-complex="14pt"/>
    </style:style>
    <style:style style:name="T29" style:family="text">
      <style:text-properties fo:font-size="14pt" style:font-size-asian="14pt" style:language-asian="en" style:country-asian="US" style:font-size-complex="11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style:font-size-asian="14pt" style:font-size-complex="14pt" style:font-weight-complex="bold"/>
    </style:style>
    <style:style style:name="T32" style:family="text">
      <style:text-properties fo:font-size="14pt" officeooo:rsid="0014fcb2" style:font-size-asian="14pt" style:font-size-complex="14pt" style:font-weight-complex="bold"/>
    </style:style>
    <style:style style:name="T33" style:family="text">
      <style:text-properties fo:font-size="14pt" officeooo:rsid="0014fcb2" style:font-size-asian="14pt" style:font-size-complex="14pt"/>
    </style:style>
    <style:style style:name="T34" style:family="text">
      <style:text-properties fo:font-size="14pt" officeooo:rsid="0016e4a7" style:font-size-asian="14pt" style:font-size-complex="14pt"/>
    </style:style>
    <style:style style:name="T35" style:family="text">
      <style:text-properties fo:font-size="14pt" fo:language="en" fo:country="US" style:font-size-asian="14pt" style:language-asian="en" style:country-asian="US" style:font-size-complex="14pt"/>
    </style:style>
    <style:style style:name="T36" style:family="text">
      <style:text-properties fo:font-size="14pt" fo:language="en" fo:country="US" officeooo:rsid="001387e6" style:font-size-asian="14pt" style:language-asian="en" style:country-asian="US" style:font-size-complex="14pt"/>
    </style:style>
    <style:style style:name="T3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8" style:family="text">
      <style:text-properties fo:font-size="14pt" fo:language="en" fo:country="US" fo:font-style="italic" style:font-size-asian="14pt" style:font-style-asian="italic" style:font-size-complex="14pt"/>
    </style:style>
    <style:style style:name="T39" style:family="text">
      <style:text-properties fo:font-size="14pt" fo:letter-spacing="-0.005cm" style:font-size-asian="14pt" style:language-asian="en" style:country-asian="US" style:font-size-complex="11pt"/>
    </style:style>
    <style:style style:name="T40" style:family="text">
      <style:text-properties fo:font-size="14pt" fo:language="fr" fo:country="FR" fo:font-style="italic" style:font-size-asian="14pt" style:font-style-asian="italic" style:font-size-complex="14pt"/>
    </style:style>
    <style:style style:name="T41" style:family="text">
      <style:text-properties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weight-complex="bold"/>
    </style:style>
    <style:style style:name="T42" style:family="text">
      <style:text-properties fo:font-size="14pt" fo:language="fr" fo:country="FR" style:font-size-asian="14pt" style:font-size-complex="14pt"/>
    </style:style>
    <style:style style:name="T43" style:family="text"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/>
    </style:style>
    <style:style style:name="T44" style:family="text"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5" style:family="text">
      <style:text-properties officeooo:rsid="001387e6"/>
    </style:style>
    <style:style style:name="T46" style:family="text">
      <style:text-properties fo:color="#c9211e" loext:opacity="100%"/>
    </style:style>
    <style:style style:name="T47" style:family="text">
      <style:text-properties fo:color="#c9211e" loext:opacity="100%" officeooo:rsid="0016e4a7"/>
    </style:style>
    <style:style style:name="T48" style:family="text">
      <style:text-properties officeooo:rsid="0014fcb2"/>
    </style:style>
    <style:style style:name="T49" style:family="text">
      <style:text-properties fo:font-variant="normal" fo:text-transform="none" fo:color="#000000" loext:opacity="100%" style:font-name="Open Sans" fo:font-size="14pt" fo:letter-spacing="normal" fo:font-style="normal" fo:font-weight="normal" style:font-size-asian="14pt" style:font-size-complex="14p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16e4a7"/>
    </style:style>
    <style:style style:name="T52" style:family="text">
      <style:text-properties fo:font-style="italic" style:font-style-asian="italic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Дискретная математика</text:p>
      <text:p text:style-name="P17"><text:span text:style-name="T1"><text:s/>Домашнее задание №</text:span><text:span text:style-name="T3">8</text:span></text:p>
      <text:p text:style-name="P16">«<text:span text:style-name="T6">Деление</text:span><text:span text:style-name="T5"> чисел с плавающей запятой</text:span>»</text:p>
      <text:p text:style-name="P17"><text:span text:style-name="T1">Вариант №</text:span><text:span text:style-name="T2">11</text:span></text:p>
      <text:p text:style-name="P17"><text:span text:style-name="T1">Выполнил: Рубцов Арсений Дмитриевич (поток 1 </text:span><text:span text:style-name="T4">P</text:span><text:span text:style-name="T1">3106)</text:span></text:p>
      <text:p text:style-name="P1">Варианты зад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A</text:p>
          </table:table-cell>
          <table:table-cell table:style-name="Таблица1.A1" office:value-type="string">
            <text:p text:style-name="P2">B</text:p>
          </table:table-cell>
        </table:table-row>
        <table:table-row table:style-name="Таблица1.2">
          <table:table-cell table:style-name="Таблица1.A1" office:value-type="string">
            <text:p text:style-name="P3">1,3</text:p>
          </table:table-cell>
          <table:table-cell table:style-name="Таблица1.A1" office:value-type="string">
            <text:p text:style-name="P3">0,018</text:p>
          </table:table-cell>
        </table:table-row>
      </table:table>
      <text:h text:style-name="P5" text:outline-level="1">Ход работы</text:h>
      <text:h text:style-name="P4" text:outline-level="1">№1 </text:h>
      <text:p text:style-name="P18"/>
      <text:p text:style-name="P22"><text:span text:style-name="T22">А</text:span><text:span text:style-name="T25"> </text:span><text:span text:style-name="T27">= (</text:span><text:span text:style-name="T35">1,</text:span><text:span text:style-name="T36">3</text:span><text:span text:style-name="T27">)</text:span><text:span text:style-name="T8">10</text:span><text:span text:style-name="T27"> = (</text:span><text:span text:style-name="T28">1,4CCCCD</text:span><text:span text:style-name="T27">)</text:span><text:span text:style-name="T8">16</text:span><text:span text:style-name="T27"> = (0,</text:span><text:span text:style-name="T28">14CCCCD</text:span><text:span text:style-name="T27">)</text:span><text:span text:style-name="T8">16</text:span><text:span text:style-name="T27"> · 16</text:span><text:span text:style-name="T19">1</text:span></text:p>
      <text:p text:style-name="P24"/>
      <text:p text:style-name="P2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column table:style-name="Таблица2.J"/>
        <table:table-column table:style-name="Таблица2.C" table:number-columns-repeated="3"/>
        <table:table-column table:style-name="Таблица2.F"/>
        <table:table-column table:style-name="Таблица2.C"/>
        <table:table-column table:style-name="Таблица2.P"/>
        <table:table-row table:style-name="Таблица2.1">
          <table:table-cell table:style-name="Таблица2.A1" office:value-type="string">
            <text:p text:style-name="P27"><text:span text:style-name="T29">0</text:span></text:p>
          </table:table-cell>
          <table:table-cell table:style-name="Таблица2.B1" office:value-type="string">
            <text:p text:style-name="P28"><text:span text:style-name="T29">1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A1" office:value-type="string">
            <text:p text:style-name="P29"><text:span text:style-name="T29">1</text:span></text:p>
          </table:table-cell>
          <table:table-cell table:style-name="Таблица2.B1" office:value-type="string">
            <text:p text:style-name="P30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29"><text:span text:style-name="T29">1</text:span></text:p>
          </table:table-cell>
          <table:table-cell table:style-name="Таблица2.C1" office:value-type="string">
            <text:p text:style-name="P29"><text:span text:style-name="T29">0</text:span></text:p>
          </table:table-cell>
          <table:table-cell table:style-name="Таблица2.C1" office:value-type="string">
            <text:p text:style-name="P31"><text:span text:style-name="T29">1</text:span></text:p>
          </table:table-cell>
          <table:table-cell table:style-name="Таблица2.C1" office:value-type="string">
            <text:p text:style-name="P38"><text:span text:style-name="T29">0</text:span></text:p>
          </table:table-cell>
          <table:table-cell table:style-name="Таблица2.C1" office:value-type="string">
            <text:p text:style-name="P38"><text:span text:style-name="T29">1</text:span></text:p>
          </table:table-cell>
        </table:table-row>
      </table:table>
      <text:p text:style-name="P42"/>
      <text:p text:style-name="P23"><text:span text:style-name="T22">В</text:span><text:span text:style-name="T25"> </text:span><text:span text:style-name="T27">= (0,01</text:span><text:span text:style-name="T28">8</text:span><text:span text:style-name="T27">)</text:span><text:span text:style-name="T8">10</text:span><text:span text:style-name="T27"> = (0,</text:span><text:span text:style-name="T28">049BA6</text:span><text:span text:style-name="T27">)</text:span><text:span text:style-name="T8">16</text:span><text:span text:style-name="T26"> </text:span><text:span text:style-name="T27">= (0,</text:span><text:span text:style-name="T35">4</text:span><text:span text:style-name="T36">9BA6</text:span><text:span text:style-name="T27">)</text:span><text:span text:style-name="T8">16</text:span><text:span text:style-name="T27"> · 16</text:span><text:span text:style-name="T19">-1</text:span></text:p>
      <text:p text:style-name="P24"/>
      <text:p text:style-name="P43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E"/>
        <table:table-column table:style-name="Таблица3.F"/>
        <table:table-column table:style-name="Таблица3.B"/>
        <table:table-column table:style-name="Таблица3.F"/>
        <table:table-column table:style-name="Таблица3.I"/>
        <table:table-column table:style-name="Таблица3.F"/>
        <table:table-column table:style-name="Таблица3.B"/>
        <table:table-column table:style-name="Таблица3.D"/>
        <table:table-column table:style-name="Таблица3.E"/>
        <table:table-column table:style-name="Таблица3.F"/>
        <table:table-column table:style-name="Таблица3.B"/>
        <table:table-column table:style-name="Таблица3.P"/>
        <table:table-row table:style-name="Таблица3.1">
          <table:table-cell table:style-name="Таблица3.A1" office:value-type="string">
            <text:p text:style-name="P29"><text:span text:style-name="T29">0</text:span></text:p>
          </table:table-cell>
          <table:table-cell table:style-name="Таблица3.B1" office:value-type="string">
            <text:p text:style-name="P32"><text:span text:style-name="T29">0</text:span></text:p>
          </table:table-cell>
          <table:table-cell table:style-name="Таблица3.C1" office:value-type="string">
            <text:p text:style-name="P29"><text:span text:style-name="T29">1</text:span></text:p>
          </table:table-cell>
          <table:table-cell table:style-name="Таблица3.C1" office:value-type="string">
            <text:p text:style-name="P29"><text:span text:style-name="T29">1</text:span></text:p>
          </table:table-cell>
          <table:table-cell table:style-name="Таблица3.C1" office:value-type="string">
            <text:p text:style-name="P31"><text:span text:style-name="T29">1</text:span></text:p>
          </table:table-cell>
          <table:table-cell table:style-name="Таблица3.C1" office:value-type="string">
            <text:p text:style-name="P29"><text:span text:style-name="T29">1</text:span></text:p>
          </table:table-cell>
          <table:table-cell table:style-name="Таблица3.C1" office:value-type="string">
            <text:p text:style-name="P29"><text:span text:style-name="T29">1</text:span></text:p>
          </table:table-cell>
          <table:table-cell table:style-name="Таблица3.A1" office:value-type="string">
            <text:p text:style-name="P29"><text:span text:style-name="T29">1</text:span></text:p>
          </table:table-cell>
          <table:table-cell table:style-name="Таблица3.B1" office:value-type="string">
            <text:p text:style-name="P28"><text:span text:style-name="T29">0</text:span></text:p>
          </table:table-cell>
          <table:table-cell table:style-name="Таблица3.C1" office:value-type="string">
            <text:p text:style-name="P29"><text:span text:style-name="T29">1</text:span></text:p>
          </table:table-cell>
          <table:table-cell table:style-name="Таблица3.C1" office:value-type="string">
            <text:p text:style-name="P29"><text:span text:style-name="T29">0</text:span></text:p>
          </table:table-cell>
          <table:table-cell table:style-name="Таблица3.C1" office:value-type="string">
            <text:p text:style-name="P29"><text:span text:style-name="T29">0</text:span></text:p>
          </table:table-cell>
          <table:table-cell table:style-name="Таблица3.C1" office:value-type="string">
            <text:p text:style-name="P39"><text:span text:style-name="T29">1</text:span></text:p>
          </table:table-cell>
          <table:table-cell table:style-name="Таблица3.C1" office:value-type="string">
            <text:p text:style-name="P38"><text:span text:style-name="T29">0</text:span></text:p>
          </table:table-cell>
          <table:table-cell table:style-name="Таблица3.C1" office:value-type="string">
            <text:p text:style-name="P38"><text:span text:style-name="T29">1</text:span></text:p>
          </table:table-cell>
          <table:table-cell table:style-name="Таблица3.C1" office:value-type="string">
            <text:p text:style-name="P38"><text:span text:style-name="T29">0</text:span></text:p>
          </table:table-cell>
        </table:table-row>
      </table:table>
      <text:list xml:id="list3362839200" text:style-name="WWNum42">
        <text:list-item>
          <text:p text:style-name="P21"><text:span text:style-name="T29">Формат</text:span><text:span text:style-name="T39"> </text:span><text:span text:style-name="T23">Ф2</text:span></text:p>
        </text:list-item>
      </text:list>
      <text:p text:style-name="P18"/>
      <text:p text:style-name="P22"><text:span text:style-name="T22">А</text:span><text:span text:style-name="T25"> </text:span><text:span text:style-name="T27">= (</text:span><text:span text:style-name="T35">1</text:span><text:span text:style-name="T27">,</text:span><text:span text:style-name="T36">3</text:span><text:span text:style-name="T27">)</text:span><text:span text:style-name="T8">10</text:span><text:span text:style-name="T27"> = (1,</text:span><text:span text:style-name="T28">01001100110</text:span><text:span text:style-name="T27">)</text:span><text:span text:style-name="T8">2</text:span><text:span text:style-name="T27"> = (0,</text:span><text:span text:style-name="T28">1010011001100110</text:span><text:span text:style-name="T27">)</text:span><text:span text:style-name="T8">2</text:span><text:span text:style-name="T27"> · 2</text:span><text:span text:style-name="T20">1</text:span></text:p>
      <text:p text:style-name="P24"/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F"/>
        <table:table-column table:style-name="Таблица4.C"/>
        <table:table-column table:style-name="Таблица4.H"/>
        <table:table-column table:style-name="Таблица4.C"/>
        <table:table-column table:style-name="Таблица4.B"/>
        <table:table-column table:style-name="Таблица4.C" table:number-columns-repeated="3"/>
        <table:table-column table:style-name="Таблица4.F"/>
        <table:table-column table:style-name="Таблица4.C"/>
        <table:table-column table:style-name="Таблица4.P"/>
        <table:table-row table:style-name="Таблица4.1">
          <table:table-cell table:style-name="Таблица4.A1" office:value-type="string">
            <text:p text:style-name="P33"><text:span text:style-name="T29">0</text:span></text:p>
          </table:table-cell>
          <table:table-cell table:style-name="Таблица4.B1" office:value-type="string">
            <text:p text:style-name="P34"><text:span text:style-name="T29">1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H1" office:value-type="string">
            <text:p text:style-name="P35"><text:span text:style-name="T29">0</text:span></text:p>
          </table:table-cell>
          <table:table-cell table:style-name="Таблица4.I1" office:value-type="string">
            <text:p text:style-name="P35"><text:span text:style-name="T29">1</text:span></text:p>
          </table:table-cell>
          <table:table-cell table:style-name="Таблица4.B1" office:value-type="string">
            <text:p text:style-name="P36"><text:span text:style-name="T29">0</text:span></text:p>
          </table:table-cell>
          <table:table-cell table:style-name="Таблица4.C1" office:value-type="string">
            <text:p text:style-name="P35"><text:span text:style-name="T29">1</text:span></text:p>
          </table:table-cell>
          <table:table-cell table:style-name="Таблица4.C1" office:value-type="string">
            <text:p text:style-name="P40"><text:span text:style-name="T29">0</text:span></text:p>
          </table:table-cell>
          <table:table-cell table:style-name="Таблица4.C1" office:value-type="string">
            <text:p text:style-name="P35"><text:span text:style-name="T29">0</text:span></text:p>
          </table:table-cell>
          <table:table-cell table:style-name="Таблица4.C1" office:value-type="string">
            <text:p text:style-name="P41"><text:span text:style-name="T29">1</text:span></text:p>
          </table:table-cell>
          <table:table-cell table:style-name="Таблица4.C1" office:value-type="string">
            <text:p text:style-name="P35"><text:span text:style-name="T29">1</text:span></text:p>
          </table:table-cell>
          <table:table-cell table:style-name="Таблица4.C1" office:value-type="string">
            <text:p text:style-name="P40"><text:span text:style-name="T29">0</text:span></text:p>
          </table:table-cell>
        </table:table-row>
      </table:table>
      <text:p text:style-name="P44"/>
      <text:p text:style-name="P22"><text:span text:style-name="T22">В</text:span><text:span text:style-name="T25"> </text:span><text:span text:style-name="T27">= (0,0</text:span><text:span text:style-name="T35">1</text:span><text:span text:style-name="T36">8</text:span><text:span text:style-name="T27">)</text:span><text:span text:style-name="T8">10</text:span><text:span text:style-name="T27"> = (0,0</text:span><text:span text:style-name="T28">0000100100</text:span><text:span text:style-name="T27">)</text:span><text:span text:style-name="T8">2</text:span><text:span text:style-name="T26"> </text:span><text:span text:style-name="T27">= (0,</text:span><text:span text:style-name="T28">100100111</text:span><text:span text:style-name="T27">)</text:span><text:span text:style-name="T8">2</text:span><text:span text:style-name="T27"> · 2</text:span><text:span text:style-name="T19">-5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C"/>
        <table:table-column table:style-name="Таблица5.H"/>
        <table:table-column table:style-name="Таблица5.C"/>
        <table:table-column table:style-name="Таблица5.B"/>
        <table:table-column table:style-name="Таблица5.C" table:number-columns-repeated="3"/>
        <table:table-column table:style-name="Таблица5.F"/>
        <table:table-column table:style-name="Таблица5.C"/>
        <table:table-column table:style-name="Таблица5.P"/>
        <table:table-row table:style-name="Таблица5.1">
          <table:table-cell table:style-name="Таблица5.A1" office:value-type="string">
            <text:p text:style-name="P33"><text:span text:style-name="T29">0</text:span></text:p>
          </table:table-cell>
          <table:table-cell table:style-name="Таблица5.B1" office:value-type="string">
            <text:p text:style-name="P34"><text:span text:style-name="T29">0</text:span></text:p>
          </table:table-cell>
          <table:table-cell table:style-name="Таблица5.C1" office:value-type="string">
            <text:p text:style-name="P35"><text:span text:style-name="T29">1</text:span></text:p>
          </table:table-cell>
          <table:table-cell table:style-name="Таблица5.C1" office:value-type="string">
            <text:p text:style-name="P35"><text:span text:style-name="T29">1</text:span></text:p>
          </table:table-cell>
          <table:table-cell table:style-name="Таблица5.C1" office:value-type="string">
            <text:p text:style-name="P35"><text:span text:style-name="T29">1</text:span></text:p>
          </table:table-cell>
          <table:table-cell table:style-name="Таблица5.C1" office:value-type="string">
            <text:p text:style-name="P35"><text:span text:style-name="T29">1</text:span></text:p>
          </table:table-cell>
          <table:table-cell table:style-name="Таблица5.C1" office:value-type="string">
            <text:p text:style-name="P35"><text:span text:style-name="T29">0</text:span></text:p>
          </table:table-cell>
          <table:table-cell table:style-name="Таблица5.H1" office:value-type="string">
            <text:p text:style-name="P35"><text:span text:style-name="T29">1</text:span></text:p>
          </table:table-cell>
          <table:table-cell table:style-name="Таблица5.I1" office:value-type="string">
            <text:p text:style-name="P35"><text:span text:style-name="T29">1</text:span></text:p>
          </table:table-cell>
          <table:table-cell table:style-name="Таблица5.B1" office:value-type="string">
            <text:p text:style-name="P36"><text:span text:style-name="T29">0</text:span></text:p>
          </table:table-cell>
          <table:table-cell table:style-name="Таблица5.C1" office:value-type="string">
            <text:p text:style-name="P35"><text:span text:style-name="T29">0</text:span></text:p>
          </table:table-cell>
          <table:table-cell table:style-name="Таблица5.C1" office:value-type="string">
            <text:p text:style-name="P40"><text:span text:style-name="T29">1</text:span></text:p>
          </table:table-cell>
          <table:table-cell table:style-name="Таблица5.C1" office:value-type="string">
            <text:p text:style-name="P40"><text:span text:style-name="T29">0</text:span></text:p>
          </table:table-cell>
          <table:table-cell table:style-name="Таблица5.C1" office:value-type="string">
            <text:p text:style-name="P37"><text:span text:style-name="T29">0</text:span></text:p>
          </table:table-cell>
          <table:table-cell table:style-name="Таблица5.C1" office:value-type="string">
            <text:p text:style-name="P40"><text:span text:style-name="T29">1</text:span></text:p>
          </table:table-cell>
          <table:table-cell table:style-name="Таблица5.C1" office:value-type="string">
            <text:p text:style-name="P40"><text:span text:style-name="T29">1</text:span></text:p>
          </table:table-cell>
        </table:table-row>
      </table:table>
      <text:p text:style-name="P47"><text:span text:style-name="T40"/></text:p>
      <text:p text:style-name="P48"><text:span text:style-name="T40">X</text:span><text:span text:style-name="T9">C</text:span><text:span text:style-name="T42"> = </text:span><text:span text:style-name="T40">X</text:span><text:span text:style-name="T9">A</text:span><text:span text:style-name="T40"> – X</text:span><text:span text:style-name="T9">B</text:span><text:span text:style-name="T40"> + d</text:span></text:p>
      <text:p text:style-name="P45"><text:span text:style-name="T40">d</text:span><text:span text:style-name="T42"> + P</text:span><text:span text:style-name="T9">C</text:span><text:span text:style-name="T42"> = </text:span><text:span text:style-name="T44">P</text:span><text:span text:style-name="T10">A</text:span><text:span text:style-name="T44"> + </text:span><text:span text:style-name="T41">d</text:span><text:span text:style-name="T44"> – P</text:span><text:span text:style-name="T11">B</text:span><text:span text:style-name="T43"> –d</text:span><text:span text:style-name="T40"> + d</text:span></text:p>
      <text:p text:style-name="P45"><text:span text:style-name="T42"><text:s text:c="22"/></text:span><text:span text:style-name="T37">P</text:span><text:span text:style-name="T12">C</text:span></text:p>
      <text:p text:style-name="P45"><text:span text:style-name="T38">X</text:span><text:span text:style-name="T13">C</text:span><text:span text:style-name="T30"> = 1 – (-1) + 64 = 66</text:span></text:p>
      <text:p text:style-name="P19">P<text:span text:style-name="T14">C</text:span> = 2 <text:s text:c="2"/></text:p>
      <text:p text:style-name="P19"/>
      <text:p text:style-name="P19"/>
      <text:p text:style-name="P19"/>
      <text:h text:style-name="P6" text:outline-level="1"/>
      <text:h text:style-name="P6" text:outline-level="1"><text:soft-page-break/></text:h>
      <text:h text:style-name="P11" text:outline-level="1">1. <text:span text:style-name="T50">Формат Ф1</text:span></text:h>
      <text:h text:style-name="P11" text:outline-level="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55">№ Шага</text:p>
          </table:table-cell>
          <table:table-cell table:style-name="Таблица7.A1" office:value-type="string">
            <text:p text:style-name="P55">Действие </text:p>
          </table:table-cell>
          <table:table-cell table:style-name="Таблица7.A1" office:value-type="string">
            <text:p text:style-name="P55">Делимое</text:p>
          </table:table-cell>
          <table:table-cell table:style-name="Таблица7.D1" office:value-type="string">
            <text:p text:style-name="P55">Частное</text:p>
          </table:table-cell>
        </table:table-row>
        <table:table-row>
          <table:table-cell table:style-name="Таблица7.A2" office:value-type="string">
            <text:p text:style-name="P55">0</text:p>
          </table:table-cell>
          <table:table-cell table:style-name="Таблица7.A2" office:value-type="string">
            <text:p text:style-name="P55">M<text:span text:style-name="T7">A</text:span></text:p>
            <text:p text:style-name="P55">[-M<text:span text:style-name="T7">B</text:span>]<text:span text:style-name="T7">доп</text:span></text:p>
            <text:p text:style-name="P64">R<text:span text:style-name="T7">0</text:span></text:p>
          </table:table-cell>
          <table:table-cell table:style-name="Таблица7.A2" office:value-type="string">
            <text:p text:style-name="P59">0 0 0 0 1 0 1 0 1 </text:p>
            <text:p text:style-name="P59">1 1 0 1 1 0 1 1 0 </text:p>
            <text:p text:style-name="P59"><text:span text:style-name="T46">1</text:span> 1 1 0 0 1 0 1 1</text:p>
          </table:table-cell>
          <table:table-cell table:style-name="Таблица7.D2" office:value-type="string">
            <text:p text:style-name="P67">0 0 0 0 0 0 0 0 </text:p>
            <text:p text:style-name="P67"/>
            <text:p text:style-name="P67">0 0 0 0 0 0 0 <text:span text:style-name="T46">0</text:span></text:p>
          </table:table-cell>
        </table:table-row>
        <table:table-row>
          <table:table-cell table:style-name="Таблица7.A2" office:value-type="string">
            <text:p text:style-name="P55">1</text:p>
          </table:table-cell>
          <table:table-cell table:style-name="Таблица7.A2" office:value-type="string">
            <text:p text:style-name="P55">←R<text:span text:style-name="T7">0</text:span></text:p>
            <text:p text:style-name="P55">[M<text:span text:style-name="T7">B</text:span>]<text:span text:style-name="T7">пр</text:span></text:p>
            <text:p text:style-name="P55">R<text:span text:style-name="T7">1</text:span></text:p>
          </table:table-cell>
          <table:table-cell table:style-name="Таблица7.A2" office:value-type="string">
            <text:p text:style-name="P59">1 1 0 0 1 0 1 1 0 </text:p>
            <text:p text:style-name="P59">0 0 1 0 0 1 0 1 0</text:p>
            <text:p text:style-name="P59"><text:span text:style-name="T46">1</text:span> 1 1 1 0 0 0 0 0</text:p>
          </table:table-cell>
          <table:table-cell table:style-name="Таблица7.D2" office:value-type="string">
            <text:p text:style-name="P67">0 0 0 0 0 0 0 0</text:p>
            <text:p text:style-name="P67"/>
            <text:p text:style-name="P67">0 0 0 0 0 0 0 <text:span text:style-name="T46">0</text:span></text:p>
          </table:table-cell>
        </table:table-row>
        <table:table-row>
          <table:table-cell table:style-name="Таблица7.A2" office:value-type="string">
            <text:p text:style-name="P55">2</text:p>
          </table:table-cell>
          <table:table-cell table:style-name="Таблица7.A2" office:value-type="string">
            <text:p text:style-name="P58">←<text:span text:style-name="T45">R</text:span><text:span text:style-name="T15">1</text:span></text:p>
            <text:p text:style-name="P64">[M<text:span text:style-name="T7">B</text:span>]<text:span text:style-name="T7">пр</text:span></text:p>
            <text:p text:style-name="P64">R<text:span text:style-name="T7">2</text:span></text:p>
          </table:table-cell>
          <table:table-cell table:style-name="Таблица7.A2" office:value-type="string">
            <text:p text:style-name="P60">1 1 1 0 0 0 0 0 0</text:p>
            <text:p text:style-name="P60">0 0 1 0 0 1 0 1 0</text:p>
            <text:p text:style-name="P60"><text:span text:style-name="T46">0</text:span> 0 0 0 0 1 0 1 0</text:p>
          </table:table-cell>
          <table:table-cell table:style-name="Таблица7.D2" office:value-type="string">
            <text:p text:style-name="P68">0 0 0 0 0 0 0 0</text:p>
            <text:p text:style-name="P68"/>
            <text:p text:style-name="P68">0 0 0 0 0 0 0 <text:span text:style-name="T46">1</text:span></text:p>
          </table:table-cell>
        </table:table-row>
        <table:table-row>
          <table:table-cell table:style-name="Таблица7.A2" office:value-type="string">
            <text:p text:style-name="P55">3</text:p>
          </table:table-cell>
          <table:table-cell table:style-name="Таблица7.A2" office:value-type="string">
            <text:p text:style-name="P58">←<text:span text:style-name="T45">R</text:span><text:span text:style-name="T15">2</text:span></text:p>
            <text:p text:style-name="P64">[-M<text:span text:style-name="T7">B</text:span>]<text:span text:style-name="T7">доп</text:span></text:p>
            <text:p text:style-name="P64">R<text:span text:style-name="T7">3</text:span> </text:p>
          </table:table-cell>
          <table:table-cell table:style-name="Таблица7.A2" office:value-type="string">
            <text:p text:style-name="P60">0 0 0 0 1 0 1 0 0 </text:p>
            <text:p text:style-name="P60">1 1 0 1 1 0 1 1 0 </text:p>
            <text:p text:style-name="P60"><text:span text:style-name="T46">1</text:span> 1 1 0 0 1 0 1 0 </text:p>
          </table:table-cell>
          <table:table-cell table:style-name="Таблица7.D2" office:value-type="string">
            <text:p text:style-name="P68">0 0 0 0 0 0 1 0 </text:p>
            <text:p text:style-name="P68"/>
            <text:p text:style-name="P68">0 0 0 0 0 0 0 <text:span text:style-name="T46">1</text:span></text:p>
          </table:table-cell>
        </table:table-row>
        <table:table-row>
          <table:table-cell table:style-name="Таблица7.A2" office:value-type="string">
            <text:p text:style-name="P55">4</text:p>
          </table:table-cell>
          <table:table-cell table:style-name="Таблица7.A2" office:value-type="string">
            <text:p text:style-name="P58">←<text:span text:style-name="T45">R</text:span><text:span text:style-name="T15">3</text:span></text:p>
            <text:p text:style-name="P64">[M<text:span text:style-name="T7">B</text:span>]<text:span text:style-name="T7">пр</text:span></text:p>
            <text:p text:style-name="P64">R<text:span text:style-name="T7">4</text:span></text:p>
          </table:table-cell>
          <table:table-cell table:style-name="Таблица7.A2" office:value-type="string">
            <text:p text:style-name="P60">1 1 0 0 1 0 1 0 0 </text:p>
            <text:p text:style-name="P60">0 0 1 0 0 1 0 1 0 </text:p>
            <text:p text:style-name="P60"><text:span text:style-name="T46">1</text:span> 1 1 0 1 1 1 1 0 </text:p>
          </table:table-cell>
          <table:table-cell table:style-name="Таблица7.D2" office:value-type="string">
            <text:p text:style-name="P68">0 0 0 0 0 1 0 0 </text:p>
            <text:p text:style-name="P68"/>
            <text:p text:style-name="P68">0 0 0 0 0 1 0 <text:span text:style-name="T46">0</text:span></text:p>
          </table:table-cell>
        </table:table-row>
        <table:table-row>
          <table:table-cell table:style-name="Таблица7.A2" office:value-type="string">
            <text:p text:style-name="P55">5</text:p>
          </table:table-cell>
          <table:table-cell table:style-name="Таблица7.A2" office:value-type="string">
            <text:p text:style-name="P58">←<text:span text:style-name="T45">R</text:span><text:span text:style-name="T15">4</text:span></text:p>
            <text:p text:style-name="P64">[M<text:span text:style-name="T7">B</text:span>]<text:span text:style-name="T7">пр</text:span></text:p>
            <text:p text:style-name="P64">R<text:span text:style-name="T7">5</text:span></text:p>
          </table:table-cell>
          <table:table-cell table:style-name="Таблица7.A2" office:value-type="string">
            <text:p text:style-name="P60">1 1 0 1 1 1 1 0 0 </text:p>
            <text:p text:style-name="P60">0 0 1 0 0 1 0 1 0</text:p>
            <text:p text:style-name="P60"><text:span text:style-name="T46">0</text:span> 0 0 0 0 0 1 1 0 </text:p>
          </table:table-cell>
          <table:table-cell table:style-name="Таблица7.D2" office:value-type="string">
            <text:p text:style-name="P68">0 0 0 0 1 0 0 0 </text:p>
            <text:p text:style-name="P68"/>
            <text:p text:style-name="P68">0 0 0 0 1 0 0 <text:span text:style-name="T46">1</text:span></text:p>
          </table:table-cell>
        </table:table-row>
        <table:table-row>
          <table:table-cell table:style-name="Таблица7.A2" office:value-type="string">
            <text:p text:style-name="P55">6</text:p>
          </table:table-cell>
          <table:table-cell table:style-name="Таблица7.A2" office:value-type="string">
            <text:p text:style-name="P58">←<text:span text:style-name="T45">R</text:span><text:span text:style-name="T15">5</text:span></text:p>
            <text:p text:style-name="P66">[-M<text:span text:style-name="T7">B</text:span>]<text:span text:style-name="T7">доп</text:span></text:p>
            <text:p text:style-name="P66">R<text:span text:style-name="T7">6</text:span></text:p>
          </table:table-cell>
          <table:table-cell table:style-name="Таблица7.A2" office:value-type="string">
            <text:p text:style-name="P60">0 0 0 0 0 1 1 0 0 </text:p>
            <text:p text:style-name="P60">1 1 0 1 1 0 1 1 0 </text:p>
            <text:p text:style-name="P60"><text:span text:style-name="T46">1</text:span> 1 1 0 0 0 0 1 0 </text:p>
          </table:table-cell>
          <table:table-cell table:style-name="Таблица7.D2" office:value-type="string">
            <text:p text:style-name="P68">0 0 0 1 0 0 1 0</text:p>
            <text:p text:style-name="P68"/>
            <text:p text:style-name="P68">0 0 0 1 0 0 1 <text:span text:style-name="T46">0 </text:span></text:p>
          </table:table-cell>
        </table:table-row>
        <table:table-row>
          <table:table-cell table:style-name="Таблица7.A2" office:value-type="string">
            <text:p text:style-name="P55">7</text:p>
          </table:table-cell>
          <table:table-cell table:style-name="Таблица7.A2" office:value-type="string">
            <text:p text:style-name="P58">←<text:span text:style-name="T45">R</text:span><text:span text:style-name="T15">6</text:span></text:p>
            <text:p text:style-name="P64">[M<text:span text:style-name="T7">B</text:span>]<text:span text:style-name="T7">пр</text:span></text:p>
            <text:p text:style-name="P64">R<text:span text:style-name="T7">7</text:span></text:p>
          </table:table-cell>
          <table:table-cell table:style-name="Таблица7.A2" office:value-type="string">
            <text:p text:style-name="P60">1 1 0 0 0 0 1 0 0 </text:p>
            <text:p text:style-name="P60">0 0 1 0 0 1 0 1 0 </text:p>
            <text:p text:style-name="P60"><text:span text:style-name="T46">1</text:span> 1 1 0 0 1 1 1 0 </text:p>
          </table:table-cell>
          <table:table-cell table:style-name="Таблица7.D2" office:value-type="string">
            <text:p text:style-name="P68">0 0 1 0 0 1 0 0 </text:p>
            <text:p text:style-name="P68"/>
            <text:p text:style-name="P68">0 1 0 0 1 0 0 <text:span text:style-name="T46">0</text:span> </text:p>
          </table:table-cell>
        </table:table-row>
        <table:table-row>
          <table:table-cell table:style-name="Таблица7.A2" office:value-type="string">
            <text:p text:style-name="P61">8</text:p>
          </table:table-cell>
          <table:table-cell table:style-name="Таблица7.A2" office:value-type="string">
            <text:p text:style-name="P58">←<text:span text:style-name="T45">R</text:span><text:span text:style-name="T16">7</text:span></text:p>
            <text:p text:style-name="P64">[M<text:span text:style-name="T7">B</text:span>]<text:span text:style-name="T7">пр</text:span></text:p>
            <text:p text:style-name="P64">R<text:span text:style-name="T16">8</text:span></text:p>
          </table:table-cell>
          <table:table-cell table:style-name="Таблица7.A2" office:value-type="string">
            <text:p text:style-name="P60">1 1 0 0 1 1 1 0 0 </text:p>
            <text:p text:style-name="P60">0 0 1 0 0 1 0 1 0</text:p>
            <text:p text:style-name="P60"><text:span text:style-name="T46">1</text:span> 1 1 1 0 0 1 1 0 </text:p>
          </table:table-cell>
          <table:table-cell table:style-name="Таблица7.D2" office:value-type="string">
            <text:p text:style-name="P68">0 1 0 0 1 0 0 0</text:p>
            <text:p text:style-name="P68"/>
            <text:p text:style-name="P68">0 1 0 0 1 0 0 <text:span text:style-name="T46">0</text:span></text:p>
          </table:table-cell>
        </table:table-row>
      </table:table>
      <text:h text:style-name="P8" text:outline-level="1"/>
      <text:h text:style-name="P6" text:outline-level="1"/>
      <text:h text:style-name="P11" text:outline-level="1">С* = (0,48)<text:span text:style-name="T7">16</text:span> * 16<text:span text:style-name="T18">2</text:span> = 72 </text:h>
      <text:h text:style-name="P11" text:outline-level="1">C<text:span text:style-name="T18">Т</text:span> = 72,(2)</text:h>
      <text:p text:style-name="P49"><text:span text:style-name="T30">Определим абсолютную и относительную погрешности результата:</text:span></text:p>
      <text:p text:style-name="P49"><text:span text:style-name="T49">Δ</text:span><text:span text:style-name="T31">С = <text:s/></text:span><text:span text:style-name="T32">72,(2) — 72 = 0,(2)</text:span></text:p>
      <text:p text:style-name="P49"><text:span text:style-name="T30">δ</text:span><text:span text:style-name="T24">С</text:span><text:span text:style-name="T30"> = </text:span><draw:frame draw:style-name="fr1" draw:name="Объект1" text:anchor-type="as-char" svg:y="-0.669cm" svg:width="2.364cm" svg:height="1.09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30"><text:s/>· 100% = 0,</text:span><text:span text:style-name="T33">30769231</text:span><text:span text:style-name="T30">%</text:span></text:p>
      <text:h text:style-name="P11" text:outline-level="1"/>
      <text:h text:style-name="P6" text:outline-level="1"/>
      <text:h text:style-name="P11" text:outline-level="1"><text:soft-page-break/>2. <text:span text:style-name="T50">Формат Ф2</text:span></text:h>
      <text:h text:style-name="P11" text:outline-level="1"><text:span text:style-name="T50"/></text:h>
      <text:p text:style-name="P50"><text:span text:style-name="T40">X</text:span><text:span text:style-name="T9">C</text:span><text:span text:style-name="T42"> = </text:span><text:span text:style-name="T40">X</text:span><text:span text:style-name="T9">A</text:span><text:span text:style-name="T40"> – X</text:span><text:span text:style-name="T9">B</text:span><text:span text:style-name="T40"> + d</text:span></text:p>
      <text:p text:style-name="P51"><text:span text:style-name="T40">d</text:span><text:span text:style-name="T42"> + P</text:span><text:span text:style-name="T9">C</text:span><text:span text:style-name="T42"> = </text:span><text:span text:style-name="T44">P</text:span><text:span text:style-name="T10">A</text:span><text:span text:style-name="T44"> + </text:span><text:span text:style-name="T41">d</text:span><text:span text:style-name="T44"> – P</text:span><text:span text:style-name="T11">B</text:span><text:span text:style-name="T43"> –d</text:span><text:span text:style-name="T40"> + d</text:span></text:p>
      <text:p text:style-name="P51"><text:span text:style-name="T42"><text:s text:c="22"/></text:span><text:span text:style-name="T37">P</text:span><text:span text:style-name="T12">C</text:span></text:p>
      <text:p text:style-name="P51"><text:span text:style-name="T38">X</text:span><text:span text:style-name="T13">C</text:span><text:span text:style-name="T30"> = 1 – (-</text:span><text:span text:style-name="T34">5</text:span><text:span text:style-name="T30">) + </text:span><text:span text:style-name="T34">128</text:span><text:span text:style-name="T30"> = </text:span><text:span text:style-name="T34">134</text:span></text:p>
      <text:p text:style-name="P20">P<text:span text:style-name="T14">C</text:span> = <text:span text:style-name="T51">6</text:span></text:p>
      <text:h text:style-name="P12" text:outline-level="1"><text:span text:style-name="T50"/></text:h>
      <text:h text:style-name="P11" text:outline-level="1"><text:span text:style-name="T50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54">№ Шага</text:p>
          </table:table-cell>
          <table:table-cell table:style-name="Таблица6.A1" office:value-type="string">
            <text:p text:style-name="P54">Действие </text:p>
          </table:table-cell>
          <table:table-cell table:style-name="Таблица6.A1" office:value-type="string">
            <text:p text:style-name="P54">Делимое</text:p>
          </table:table-cell>
          <table:table-cell table:style-name="Таблица6.D1" office:value-type="string">
            <text:p text:style-name="P54">Частное</text:p>
          </table:table-cell>
        </table:table-row>
        <table:table-row>
          <table:table-cell table:style-name="Таблица6.A2" office:value-type="string">
            <text:p text:style-name="P54">0</text:p>
          </table:table-cell>
          <table:table-cell table:style-name="Таблица6.A2" office:value-type="string">
            <text:p text:style-name="P54">M<text:span text:style-name="T7">A</text:span></text:p>
            <text:p text:style-name="P54">[-M<text:span text:style-name="T7">B</text:span>]<text:span text:style-name="T7">доп</text:span></text:p>
            <text:p text:style-name="P63">R<text:span text:style-name="T7">0</text:span></text:p>
          </table:table-cell>
          <table:table-cell table:style-name="Таблица6.A2" office:value-type="string">
            <text:p text:style-name="P62">0 1 0 1 0 0 1 1 0 </text:p>
            <text:p text:style-name="P62">1 0 1 1 0 1 1 0 1 </text:p>
            <text:p text:style-name="P62"><text:span text:style-name="T46">0</text:span> 0 0 0 1 0 0 1 1 </text:p>
          </table:table-cell>
          <table:table-cell table:style-name="Таблица6.D2" office:value-type="string">
            <text:p text:style-name="P53">0 0 0 0 0 0 0 0</text:p>
            <text:p text:style-name="P53"/>
            <text:p text:style-name="P53">0 0 0 0 0 0 0 <text:span text:style-name="T46">1</text:span></text:p>
          </table:table-cell>
        </table:table-row>
        <table:table-row>
          <table:table-cell table:style-name="Таблица6.A2" office:value-type="string">
            <text:p text:style-name="P54">1</text:p>
          </table:table-cell>
          <table:table-cell table:style-name="Таблица6.A2" office:value-type="string">
            <text:p text:style-name="P54">←R<text:span text:style-name="T7">0</text:span></text:p>
            <text:p text:style-name="P54">[M<text:span text:style-name="T7">B</text:span>]<text:span text:style-name="T7">пр</text:span></text:p>
            <text:p text:style-name="P54">R<text:span text:style-name="T7">1</text:span></text:p>
          </table:table-cell>
          <table:table-cell table:style-name="Таблица6.A2" office:value-type="string">
            <text:p text:style-name="P62">0 0 0 1 0 0 1 1 0 </text:p>
            <text:p text:style-name="P62">1 0 1 1 0 1 1 0 1</text:p>
            <text:p text:style-name="P62"><text:span text:style-name="T46">1</text:span> 1 0 0 1 0 0 1 1</text:p>
          </table:table-cell>
          <table:table-cell table:style-name="Таблица6.D2" office:value-type="string">
            <text:p text:style-name="P53">0 0 0 0 0 0 <text:span text:style-name="T51">1</text:span> 0 </text:p>
            <text:p text:style-name="P53"/>
            <text:p text:style-name="P53">0 0 0 0 0 0 <text:span text:style-name="T51">1 </text:span><text:span text:style-name="T46">0</text:span></text:p>
          </table:table-cell>
        </table:table-row>
        <table:table-row>
          <table:table-cell table:style-name="Таблица6.A2" office:value-type="string">
            <text:p text:style-name="P54">2</text:p>
          </table:table-cell>
          <table:table-cell table:style-name="Таблица6.A2" office:value-type="string">
            <text:p text:style-name="P56">←<text:span text:style-name="T45">R</text:span><text:span text:style-name="T15">1</text:span></text:p>
            <text:p text:style-name="P63">[M<text:span text:style-name="T7">B</text:span>]<text:span text:style-name="T7">пр</text:span></text:p>
            <text:p text:style-name="P63">R<text:span text:style-name="T7">2</text:span></text:p>
          </table:table-cell>
          <table:table-cell table:style-name="Таблица6.A2" office:value-type="string">
            <text:p text:style-name="P62">1 0 0 1 0 0 1 1 0 </text:p>
            <text:p text:style-name="P62">0 1 0 0 1 0 0 1 1 </text:p>
            <text:p text:style-name="P62"><text:span text:style-name="T46">1</text:span> 1 0 1 1 1 0 0 1 </text:p>
          </table:table-cell>
          <table:table-cell table:style-name="Таблица6.D2" office:value-type="string">
            <text:p text:style-name="P53">0 0 0 0 0 <text:span text:style-name="T51">1</text:span> 0 0 </text:p>
            <text:p text:style-name="P53"/>
            <text:p text:style-name="P53">0 0 0 0 0 <text:span text:style-name="T51">1</text:span> 0 <text:span text:style-name="T47">0</text:span></text:p>
          </table:table-cell>
        </table:table-row>
        <table:table-row>
          <table:table-cell table:style-name="Таблица6.A2" office:value-type="string">
            <text:p text:style-name="P54">3</text:p>
          </table:table-cell>
          <table:table-cell table:style-name="Таблица6.A2" office:value-type="string">
            <text:p text:style-name="P56">←<text:span text:style-name="T45">R</text:span><text:span text:style-name="T15">2</text:span></text:p>
            <text:p text:style-name="P63">[-M<text:span text:style-name="T7">B</text:span>]<text:span text:style-name="T7">доп</text:span></text:p>
            <text:p text:style-name="P63">R<text:span text:style-name="T7">3</text:span> </text:p>
          </table:table-cell>
          <table:table-cell table:style-name="Таблица6.A2" office:value-type="string">
            <text:p text:style-name="P62">1 0 1 1 1 0 0 1 0 </text:p>
            <text:p text:style-name="P62">0 1 0 0 1 0 0 1 1 </text:p>
            <text:p text:style-name="P62"><text:span text:style-name="T46">0</text:span> 0 0 0 0 0 1 0 1</text:p>
          </table:table-cell>
          <table:table-cell table:style-name="Таблица6.D2" office:value-type="string">
            <text:p text:style-name="P53">0 0 0 0 <text:span text:style-name="T51">1</text:span> 0 0 0 </text:p>
            <text:p text:style-name="P53"/>
            <text:p text:style-name="P53">0 0 0 0 <text:span text:style-name="T51">1 </text:span>0 0 <text:span text:style-name="T46">1</text:span></text:p>
          </table:table-cell>
        </table:table-row>
        <table:table-row>
          <table:table-cell table:style-name="Таблица6.A2" office:value-type="string">
            <text:p text:style-name="P54">4</text:p>
          </table:table-cell>
          <table:table-cell table:style-name="Таблица6.A2" office:value-type="string">
            <text:p text:style-name="P56">←<text:span text:style-name="T45">R</text:span><text:span text:style-name="T15">3</text:span></text:p>
            <text:p text:style-name="P63">[M<text:span text:style-name="T7">B</text:span>]<text:span text:style-name="T7">пр</text:span></text:p>
            <text:p text:style-name="P63">R<text:span text:style-name="T7">4</text:span></text:p>
          </table:table-cell>
          <table:table-cell table:style-name="Таблица6.A2" office:value-type="string">
            <text:p text:style-name="P59">0 0 0 0 0 1 0 1 0 </text:p>
            <text:p text:style-name="P59">1 0 1 1 0 1 1 0 1</text:p>
            <text:p text:style-name="P59"><text:span text:style-name="T46">1</text:span> 0 1 1 1 0 1 1 1 </text:p>
          </table:table-cell>
          <table:table-cell table:style-name="Таблица6.D2" office:value-type="string">
            <text:p text:style-name="P59">0 0 0 1 0 0 1 0</text:p>
            <text:p text:style-name="P59"/>
            <text:p text:style-name="P59">0 0 0 1 0 0 1 <text:span text:style-name="T46">0</text:span> <text:s/></text:p>
          </table:table-cell>
        </table:table-row>
        <table:table-row>
          <table:table-cell table:style-name="Таблица6.A2" office:value-type="string">
            <text:p text:style-name="P54">5</text:p>
          </table:table-cell>
          <table:table-cell table:style-name="Таблица6.A2" office:value-type="string">
            <text:p text:style-name="P57">←<text:span text:style-name="T45">R</text:span><text:span text:style-name="T15">4</text:span></text:p>
            <text:p text:style-name="P63">[M<text:span text:style-name="T7">B</text:span>]<text:span text:style-name="T7">пр</text:span></text:p>
            <text:p text:style-name="P63">R<text:span text:style-name="T7">5</text:span></text:p>
          </table:table-cell>
          <table:table-cell table:style-name="Таблица6.A2" office:value-type="string">
            <text:p text:style-name="P59">0 1 1 1 0 1 1 1 0</text:p>
            <text:p text:style-name="P59">0 1 0 0 1 0 0 1 1</text:p>
            <text:p text:style-name="P62"><text:span text:style-name="T46">1</text:span> 1 0 0 0 0 0 0 1</text:p>
          </table:table-cell>
          <table:table-cell table:style-name="Таблица6.D2" office:value-type="string">
            <text:p text:style-name="P59">0 0 1 0 0 1 0 0 </text:p>
            <text:p text:style-name="P59"/>
            <text:p text:style-name="P59">0 0 1 0 0 1 0 <text:span text:style-name="T46">0 </text:span></text:p>
          </table:table-cell>
        </table:table-row>
        <table:table-row>
          <table:table-cell table:style-name="Таблица6.A2" office:value-type="string">
            <text:p text:style-name="P54">6</text:p>
          </table:table-cell>
          <table:table-cell table:style-name="Таблица6.A2" office:value-type="string">
            <text:p text:style-name="P57">←<text:span text:style-name="T45">R</text:span><text:span text:style-name="T15">5</text:span></text:p>
            <text:p text:style-name="P65">[-M<text:span text:style-name="T7">B</text:span>]<text:span text:style-name="T7">доп</text:span></text:p>
            <text:p text:style-name="P65">R<text:span text:style-name="T7">6</text:span></text:p>
          </table:table-cell>
          <table:table-cell table:style-name="Таблица6.A2" office:value-type="string">
            <text:p text:style-name="P59">1 0 0 0 0 0 0 1 0 </text:p>
            <text:p text:style-name="P59">0 1 0 0 1 0 0 1 1</text:p>
            <text:p text:style-name="P59"><text:span text:style-name="T46">1</text:span> 1 0 0 1 0 1 0 1 </text:p>
          </table:table-cell>
          <table:table-cell table:style-name="Таблица6.D2" office:value-type="string">
            <text:p text:style-name="P59">0 1 0 0 1 0 0 0</text:p>
            <text:p text:style-name="P59"/>
            <text:p text:style-name="P59">0 1 0 0 1 0 0 <text:span text:style-name="T46">0</text:span></text:p>
          </table:table-cell>
        </table:table-row>
        <table:table-row>
          <table:table-cell table:style-name="Таблица6.A2" office:value-type="string">
            <text:p text:style-name="P54">7</text:p>
          </table:table-cell>
          <table:table-cell table:style-name="Таблица6.A2" office:value-type="string">
            <text:p text:style-name="P57">←<text:span text:style-name="T45">R</text:span><text:span text:style-name="T15">6</text:span></text:p>
            <text:p text:style-name="P63">[M<text:span text:style-name="T7">B</text:span>]<text:span text:style-name="T7">пр</text:span></text:p>
            <text:p text:style-name="P63">R<text:span text:style-name="T7">7</text:span></text:p>
          </table:table-cell>
          <table:table-cell table:style-name="Таблица6.A2" office:value-type="string">
            <text:p text:style-name="P59">1 0 0 1 0 1 0 1 0</text:p>
            <text:p text:style-name="P59">0 1 0 0 1 0 0 1 1 </text:p>
            <text:p text:style-name="P59"><text:span text:style-name="T46">1</text:span> 1 0 1 1 1 1 0 1</text:p>
          </table:table-cell>
          <table:table-cell table:style-name="Таблица6.D2" office:value-type="string">
            <text:p text:style-name="P59">1 0 0 1 0 0 0 0</text:p>
            <text:p text:style-name="P59"/>
            <text:p text:style-name="P59">1 0 0 1 0 0 0 <text:span text:style-name="T46">0</text:span></text:p>
            <text:p text:style-name="P59">0 1 0 0 1 0 0 0 0</text:p>
          </table:table-cell>
        </table:table-row>
      </table:table>
      <text:h text:style-name="P6" text:outline-level="1"/>
      <text:h text:style-name="P13" text:outline-level="1">С* = (0,<text:span text:style-name="T51">1001</text:span>)<text:span text:style-name="T17">2</text:span> * <text:span text:style-name="T51">2</text:span><text:span text:style-name="T21">7</text:span> = 72 </text:h>
      <text:h text:style-name="P13" text:outline-level="1">C<text:span text:style-name="T18">Т</text:span> = 72,(2)</text:h>
      <text:p text:style-name="P52"><text:span text:style-name="T30"/></text:p>
      <text:p text:style-name="P52"><text:span text:style-name="T30"/></text:p>
      <text:p text:style-name="P52"><text:span text:style-name="T30"/></text:p>
      <text:p text:style-name="P52"><text:soft-page-break/><text:span text:style-name="T30">Определим абсолютную и относительную погрешности результата:</text:span></text:p>
      <text:p text:style-name="P52"><text:span text:style-name="T49">Δ</text:span><text:span text:style-name="T31">С = <text:s/></text:span><text:span text:style-name="T32">72,(2) — 72 = 0,(2)</text:span></text:p>
      <text:h text:style-name="P9" text:outline-level="1">δ<text:span text:style-name="T52">С</text:span> = <draw:frame draw:style-name="fr1" draw:name="Объект2" text:anchor-type="as-char" svg:y="-0.669cm" svg:width="2.364cm" svg:height="1.09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/>· 100% = 0,<text:span text:style-name="T48">30769231</text:span>%</text:h>
      <text:h text:style-name="P9" text:outline-level="1"/>
      <text:h text:style-name="P14" text:outline-level="1">Погрешности результатов вызваны неточным представлением операндов. В формате Ф1 и Ф2 операнды представлены одинаково точно.</text:h>
      <text:h text:style-name="P14" text:outline-level="1"/>
      <text:p text:style-name="P10"><text:span text:style-name="T40"/></text:p>
      <text:p text:style-name="P46"><text:span text:style-name="T40"/></text:p>
      <text:h text:style-name="P7" text:outline-level="1"><text:s text:c="17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371" style:display-name="ListLabel 371" style:family="text">
      <style:text-properties fo:language="ru" fo:country="RU" style:language-asian="en" style:country-asian="US" style:language-complex="ar" style:country-complex="SA"/>
    </style:style>
    <style:style style:name="ListLabel_20_372" style:display-name="ListLabel 372" style:family="text">
      <style:text-properties fo:language="ru" fo:country="RU" style:language-asian="en" style:country-asian="US" style:language-complex="ar" style:country-complex="SA"/>
    </style:style>
    <style:style style:name="ListLabel_20_373" style:display-name="ListLabel 373" style:family="text">
      <style:text-properties fo:language="ru" fo:country="RU" style:language-asian="en" style:country-asian="US" style:language-complex="ar" style:country-complex="SA"/>
    </style:style>
    <style:style style:name="ListLabel_20_374" style:display-name="ListLabel 374" style:family="text">
      <style:text-properties fo:language="ru" fo:country="RU" style:language-asian="en" style:country-asian="US" style:language-complex="ar" style:country-complex="SA"/>
    </style:style>
    <style:style style:name="ListLabel_20_375" style:display-name="ListLabel 375" style:family="text">
      <style:text-properties fo:language="ru" fo:country="RU" style:language-asian="en" style:country-asian="US" style:language-complex="ar" style:country-complex="SA"/>
    </style:style>
    <style:style style:name="ListLabel_20_376" style:display-name="ListLabel 376" style:family="text">
      <style:text-properties fo:language="ru" fo:country="RU" style:language-asian="en" style:country-asian="US" style:language-complex="ar" style:country-complex="SA"/>
    </style:style>
    <style:style style:name="ListLabel_20_377" style:display-name="ListLabel 377" style:family="text">
      <style:text-properties fo:language="ru" fo:country="RU" style:language-asian="en" style:country-asian="US" style:language-complex="ar" style:country-complex="SA"/>
    </style:style>
    <style:style style:name="ListLabel_20_378" style:display-name="ListLabel 378" style:family="text">
      <style:text-properties fo:language="ru" fo:country="RU" style:language-asian="en" style:country-asian="US" style:language-complex="ar" style:country-complex="S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494cm" fo:margin-left="0.684cm"/>
        </style:list-level-properties>
      </text:list-level-style-number>
      <text:list-level-style-bullet text:level="2" text:style-name="ListLabel_20_37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2.304cm"/>
        </style:list-level-properties>
      </text:list-level-style-bullet>
      <text:list-level-style-bullet text:level="3" text:style-name="ListLabel_20_37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937cm"/>
        </style:list-level-properties>
      </text:list-level-style-bullet>
      <text:list-level-style-bullet text:level="4" text:style-name="ListLabel_20_37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572cm"/>
        </style:list-level-properties>
      </text:list-level-style-bullet>
      <text:list-level-style-bullet text:level="5" text:style-name="ListLabel_20_37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205cm"/>
        </style:list-level-properties>
      </text:list-level-style-bullet>
      <text:list-level-style-bullet text:level="6" text:style-name="ListLabel_20_37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41cm"/>
        </style:list-level-properties>
      </text:list-level-style-bullet>
      <text:list-level-style-bullet text:level="7" text:style-name="ListLabel_20_37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474cm"/>
        </style:list-level-properties>
      </text:list-level-style-bullet>
      <text:list-level-style-bullet text:level="8" text:style-name="ListLabel_20_37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107cm"/>
        </style:list-level-properties>
      </text:list-level-style-bullet>
      <text:list-level-style-bullet text:level="9" text:style-name="ListLabel_20_37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7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1:13:34.556658912</meta:creation-date>
    <dc:date>2023-12-09T12:42:34.103437416</dc:date>
    <meta:editing-duration>PT6S</meta:editing-duration>
    <meta:editing-cycles>1</meta:editing-cycles>
    <meta:document-statistic meta:table-count="7" meta:image-count="0" meta:object-count="2" meta:page-count="6" meta:paragraph-count="267" meta:word-count="1084" meta:character-count="2833" meta:non-whitespace-character-count="1885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o fence="true" form="prefix" stretchy="true">|</mo>
      <mrow>
        <mfrac>
          <mn>0,2222222</mn>
          <mn>72,2222222</mn>
        </mfrac>
      </mrow>
      <mo fence="true" form="postfix" stretchy="true">|</mo>
    </mrow>
    <annotation encoding="StarMath 5.0">left lline {0,2222222} over {72,2222222} right rline</annotation>
  </semantics>
</math>
</file>

<file path=Object 2/content.xml><?xml version="1.0" encoding="utf-8"?>
<math xmlns="http://www.w3.org/1998/Math/MathML" display="block">
  <semantics>
    <mrow>
      <mo fence="true" form="prefix" stretchy="true">|</mo>
      <mrow>
        <mfrac>
          <mn>0,2222222</mn>
          <mn>72,2222222</mn>
        </mfrac>
      </mrow>
      <mo fence="true" form="postfix" stretchy="true">|</mo>
    </mrow>
    <annotation encoding="StarMath 5.0">left lline {0,2222222} over {72,2222222} right rline</annotation>
  </semantics>
</math>
</file>